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1.482cm" svg:y="2.364cm">
            <draw:object draw:notify-on-update-of-ranges="Sheet1.A1:Sheet1.A37 Sheet1.C1:Sheet1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919200" calcext:value-type="float">
            <text:p>1919200</text:p>
          </table:table-cell>
          <table:table-cell table:formula="of:=[.B1]/(22000+[.B1])*4095" office:value-type="float" office:value="4048.59056253864" calcext:value-type="float">
            <text:p>404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369800" calcext:value-type="float">
            <text:p>1369800</text:p>
          </table:table-cell>
          <table:table-cell table:formula="of:=[.B2]/(22000+[.B2])*4095" office:value-type="float" office:value="4030.27087225176" calcext:value-type="float">
            <text:p>4030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986790" calcext:value-type="float">
            <text:p>986790</text:p>
          </table:table-cell>
          <table:table-cell table:formula="of:=[.B3]/(22000+[.B3])*4095" office:value-type="float" office:value="4005.69499102886" calcext:value-type="float">
            <text:p>400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17180" calcext:value-type="float">
            <text:p>717180</text:p>
          </table:table-cell>
          <table:table-cell table:formula="of:=[.B4]/(22000+[.B4])*4095" office:value-type="float" office:value="3973.12170242701" calcext:value-type="float">
            <text:p>3973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525650" calcext:value-type="float">
            <text:p>525650</text:p>
          </table:table-cell>
          <table:table-cell table:formula="of:=[.B5]/(22000+[.B5])*4095" office:value-type="float" office:value="3930.4971240756" calcext:value-type="float">
            <text:p>393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88390" calcext:value-type="float">
            <text:p>388390</text:p>
          </table:table-cell>
          <table:table-cell table:formula="of:=[.B6]/(22000+[.B6])*4095" office:value-type="float" office:value="3875.47710714199" calcext:value-type="float">
            <text:p>387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88150" calcext:value-type="float">
            <text:p>288150</text:p>
          </table:table-cell>
          <table:table-cell table:formula="of:=[.B7]/(22000+[.B7])*4095" office:value-type="float" office:value="3804.5276479123" calcext:value-type="float">
            <text:p>380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15730" calcext:value-type="float">
            <text:p>215730</text:p>
          </table:table-cell>
          <table:table-cell table:formula="of:=[.B8]/(22000+[.B8])*4095" office:value-type="float" office:value="3716.04067639759" calcext:value-type="float">
            <text:p>37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63380" calcext:value-type="float">
            <text:p>163380</text:p>
          </table:table-cell>
          <table:table-cell table:formula="of:=[.B9]/(22000+[.B9])*4095" office:value-type="float" office:value="3609.0252454418" calcext:value-type="float">
            <text:p>360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24690" calcext:value-type="float">
            <text:p>124690</text:p>
          </table:table-cell>
          <table:table-cell table:formula="of:=[.B10]/(22000+[.B10])*4095" office:value-type="float" office:value="3480.84770604677" calcext:value-type="float">
            <text:p>348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5069" calcext:value-type="float">
            <text:p>95069</text:p>
          </table:table-cell>
          <table:table-cell table:formula="of:=[.B11]/(22000+[.B11])*4095" office:value-type="float" office:value="3325.45383491787" calcext:value-type="float">
            <text:p>3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58" calcext:value-type="float">
            <text:p>72058</text:p>
          </table:table-cell>
          <table:table-cell table:formula="of:=[.B12]/(22000+[.B12])*4095" office:value-type="float" office:value="3137.18673584384" calcext:value-type="float">
            <text:p>3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853" calcext:value-type="float">
            <text:p>56853</text:p>
          </table:table-cell>
          <table:table-cell table:formula="of:=[.B13]/(22000+[.B13])*4095" office:value-type="float" office:value="2952.49432488301" calcext:value-type="float">
            <text:p>29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524" calcext:value-type="float">
            <text:p>44524</text:p>
          </table:table-cell>
          <table:table-cell table:formula="of:=[.B14]/(22000+[.B14])*4095" office:value-type="float" office:value="2740.75190908544" calcext:value-type="float">
            <text:p>27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887" calcext:value-type="float">
            <text:p>34887</text:p>
          </table:table-cell>
          <table:table-cell table:formula="of:=[.B15]/(22000+[.B15])*4095" office:value-type="float" office:value="2511.33413609436" calcext:value-type="float">
            <text:p>25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514" calcext:value-type="float">
            <text:p>27514</text:p>
          </table:table-cell>
          <table:table-cell table:formula="of:=[.B16]/(22000+[.B16])*4095" office:value-type="float" office:value="2275.51460193077" calcext:value-type="float">
            <text:p>22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0" calcext:value-type="float">
            <text:p>22000</text:p>
          </table:table-cell>
          <table:table-cell table:formula="of:=[.B17]/(22000+[.B17])*4095" office:value-type="float" office:value="2047.5" calcext:value-type="float">
            <text:p>2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521" calcext:value-type="float">
            <text:p>17521</text:p>
          </table:table-cell>
          <table:table-cell table:formula="of:=[.B18]/(22000+[.B18])*4095" office:value-type="float" office:value="1815.45241770198" calcext:value-type="float">
            <text:p>18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92" calcext:value-type="float">
            <text:p>14092</text:p>
          </table:table-cell>
          <table:table-cell table:formula="of:=[.B19]/(22000+[.B19])*4095" office:value-type="float" office:value="1598.87897595035" calcext:value-type="float">
            <text:p>15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90" calcext:value-type="float">
            <text:p>11390</text:p>
          </table:table-cell>
          <table:table-cell table:formula="of:=[.B20]/(22000+[.B20])*4095" office:value-type="float" office:value="1396.88679245283" calcext:value-type="float">
            <text:p>13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31" calcext:value-type="float">
            <text:p>9231</text:p>
          </table:table-cell>
          <table:table-cell table:formula="of:=[.B21]/(22000+[.B21])*4095" office:value-type="float" office:value="1210.36614261471" calcext:value-type="float">
            <text:p>12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18" calcext:value-type="float">
            <text:p>7518</text:p>
          </table:table-cell>
          <table:table-cell table:formula="of:=[.B22]/(22000+[.B22])*4095" office:value-type="float" office:value="1042.96395419744" calcext:value-type="float">
            <text:p>10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33" calcext:value-type="float">
            <text:p>6133</text:p>
          </table:table-cell>
          <table:table-cell table:formula="of:=[.B23]/(22000+[.B23])*4095" office:value-type="float" office:value="892.71087335158" calcext:value-type="float">
            <text:p>8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29" calcext:value-type="float">
            <text:p>5029</text:p>
          </table:table-cell>
          <table:table-cell table:formula="of:=[.B24]/(22000+[.B24])*4095" office:value-type="float" office:value="761.913315327981" calcext:value-type="float">
            <text:p>7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52" calcext:value-type="float">
            <text:p>4152</text:p>
          </table:table-cell>
          <table:table-cell table:formula="of:=[.B25]/(22000+[.B25])*4095" office:value-type="float" office:value="650.139186295503" calcext:value-type="float">
            <text:p>6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42" calcext:value-type="float">
            <text:p>3442</text:p>
          </table:table-cell>
          <table:table-cell table:formula="of:=[.B26]/(22000+[.B26])*4095" office:value-type="float" office:value="554.004795220502" calcext:value-type="float">
            <text:p>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63" calcext:value-type="float">
            <text:p>2863</text:p>
          </table:table-cell>
          <table:table-cell table:formula="of:=[.B27]/(22000+[.B27])*4095" office:value-type="float" office:value="471.543458150666" calcext:value-type="float">
            <text:p>4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90" calcext:value-type="float">
            <text:p>2390</text:p>
          </table:table-cell>
          <table:table-cell table:formula="of:=[.B28]/(22000+[.B28])*4095" office:value-type="float" office:value="401.273062730627" calcext:value-type="float">
            <text:p>4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5" calcext:value-type="float">
            <text:p>2005</text:p>
          </table:table-cell>
          <table:table-cell table:formula="of:=[.B29]/(22000+[.B29])*4095" office:value-type="float" office:value="342.031868360758" calcext:value-type="float">
            <text:p>3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87" calcext:value-type="float">
            <text:p>1687</text:p>
          </table:table-cell>
          <table:table-cell table:formula="of:=[.B30]/(22000+[.B30])*4095" office:value-type="float" office:value="291.647950352514" calcext:value-type="float">
            <text:p>2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27" calcext:value-type="float">
            <text:p>1427</text:p>
          </table:table-cell>
          <table:table-cell table:formula="of:=[.B31]/(22000+[.B31])*4095" office:value-type="float" office:value="249.437187860161" calcext:value-type="float">
            <text:p>2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11" calcext:value-type="float">
            <text:p>1211</text:p>
          </table:table-cell>
          <table:table-cell table:formula="of:=[.B32]/(22000+[.B32])*4095" office:value-type="float" office:value="213.650639782862" calcext:value-type="float">
            <text:p>2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0" calcext:value-type="float">
            <text:p>1030</text:p>
          </table:table-cell>
          <table:table-cell table:formula="of:=[.B33]/(22000+[.B33])*4095" office:value-type="float" office:value="183.145896656535" calcext:value-type="float">
            <text:p>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77.9" calcext:value-type="float">
            <text:p>877.9</text:p>
          </table:table-cell>
          <table:table-cell table:formula="of:=[.B34]/(22000+[.B34])*4095" office:value-type="float" office:value="157.138570410746" calcext:value-type="float">
            <text:p>1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53.6" calcext:value-type="float">
            <text:p>753.6</text:p>
          </table:table-cell>
          <table:table-cell table:formula="of:=[.B35]/(22000+[.B35])*4095" office:value-type="float" office:value="135.626538218128" calcext:value-type="float">
            <text:p>1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9" calcext:value-type="float">
            <text:p>649</text:p>
          </table:table-cell>
          <table:table-cell table:formula="of:=[.B36]/(22000+[.B36])*4095" office:value-type="float" office:value="117.340942204954" calcext:value-type="float">
            <text:p>1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9.9" calcext:value-type="float">
            <text:p>559.9</text:p>
          </table:table-cell>
          <table:table-cell table:formula="of:=[.B37]/(22000+[.B37])*4095" office:value-type="float" office:value="101.631235067531" calcext:value-type="float">
            <text:p>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rtész Csaba Zoltán</meta:initial-creator>
    <meta:creation-date>2021-11-24T19:30:30.579187019</meta:creation-date>
    <dc:date>2021-11-24T20:32:53.110819753</dc:date>
    <dc:creator>Kertész Csaba Zoltán</dc:creator>
    <meta:editing-duration>PT12M2S</meta:editing-duration>
    <meta:editing-cycles>1</meta:editing-cycles>
    <meta:document-statistic meta:table-count="1" meta:cell-count="111" meta:object-count="1"/>
    <meta:generator>LibreOffice/7.1.7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A1:Sheet1.A37 Sheet1.C1:Sheet1.C37" chart:data-source-has-labels="column" svg:x="0.319cm" svg:y="0.18cm" svg:width="12.508cm" svg:height="8.645cm">
          <chart:coordinate-region svg:x="1.417cm" svg:y="0.301cm" svg:width="11.269cm" svg:height="7.522cm"/>
          <chart:axis chart:dimension="x" chart:name="primary-x" chart:style-name="ch4" chartooo:axis-type="auto">
            <chartooo:date-scale/>
            <chart:categories table:cell-range-address="Sheet1.A1:Sheet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37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-55">
                <text:p>-55</text:p>
                <draw:g>
                  <svg:desc>Sheet1.A1:Sheet1.A37</svg:desc>
                </draw:g>
              </table:table-cell>
              <table:table-cell office:value-type="float" office:value="4048.59056253864">
                <text:p>4048.59056253864</text:p>
                <draw:g>
                  <svg:desc>Sheet1.C1:Sheet1.C37</svg:desc>
                </draw:g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030.27087225176">
                <text:p>4030.27087225176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4005.69499102886">
                <text:p>4005.69499102886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3973.12170242701">
                <text:p>3973.12170242701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930.4971240756">
                <text:p>3930.4971240756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3875.47710714199">
                <text:p>3875.47710714199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3804.5276479123">
                <text:p>3804.5276479123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3716.04067639759">
                <text:p>3716.0406763975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3609.0252454418">
                <text:p>3609.02524544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3480.84770604677">
                <text:p>3480.84770604677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3325.45383491787">
                <text:p>3325.453834917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37.18673584384">
                <text:p>3137.186735843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52.49432488301">
                <text:p>2952.494324883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40.75190908544">
                <text:p>2740.751909085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11.33413609436">
                <text:p>2511.334136094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75.51460193077">
                <text:p>2275.514601930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47.5">
                <text:p>2047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15.45241770198">
                <text:p>1815.4524177019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98.87897595035">
                <text:p>1598.878975950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96.88679245283">
                <text:p>1396.886792452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10.36614261471">
                <text:p>1210.366142614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2.96395419744">
                <text:p>1042.963954197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92.71087335158">
                <text:p>892.710873351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1.913315327981">
                <text:p>761.91331532798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0.139186295503">
                <text:p>650.1391862955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54.004795220502">
                <text:p>554.0047952205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71.543458150666">
                <text:p>471.5434581506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1.273062730627">
                <text:p>401.27306273062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42.031868360758">
                <text:p>342.0318683607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1.647950352514">
                <text:p>291.64795035251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9.437187860161">
                <text:p>249.4371878601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3.650639782862">
                <text:p>213.65063978286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83.145896656535">
                <text:p>183.1458966565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7.138570410746">
                <text:p>157.13857041074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35.626538218128">
                <text:p>135.6265382181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7.340942204954">
                <text:p>117.34094220495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01.631235067531">
                <text:p>101.631235067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